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normal"/>
    </style:style>
    <style:style style:name="P3" style:parent-style-name="Normal" style:family="paragraph">
      <style:text-properties fo:font-weight="bold" style:font-weight-asian="bold" style:font-weight-complex="normal"/>
    </style:style>
    <style:style style:name="P4" style:parent-style-name="Normal" style:family="paragraph">
      <style:text-properties fo:font-weight="bold" style:font-weight-asian="bold" style:font-weight-complex="normal"/>
    </style:style>
    <style:style style:name="P5" style:parent-style-name="Normal" style:family="paragraph">
      <style:text-properties fo:font-weight="bold" style:font-weight-asian="bold" style:font-weight-complex="normal"/>
    </style:style>
  </office:automatic-styles>
  <office:body>
    <office:text text:use-soft-page-breaks="true">
      <text:p text:style-name="P1">MediaPipe research</text:p>
      <text:p text:style-name="Normal"/>
      <text:p text:style-name="P2">Can you display only skeleton?</text:p>
      <text:p text:style-name="Normal">Tried to display pose over a blank frame but gets an error.</text:p>
      <text:p text:style-name="Normal">No straightforward option but found possible way of doing it by saving as a numpy graph<text:s/><text:a xlink:href="https://www.assemblyai.com/blog/mediapipe-for-dummies/" office:target-frame-name="_top" xlink:show="replace"><text:span text:style-name="Hyperlink">https://www.assemblyai.com/blog/mediapipe-for-dummies/</text:span></text:a></text:p>
      <text:p text:style-name="Normal"/>
      <text:p text:style-name="P3">Change colour of lines?<text:s/></text:p>
      <text:p text:style-name="Normal">The lines or “landmark connectors’” colour can be changed. This can be used to show the user where they are going wrong, i.e., tilting</text:p>
      <text:p text:style-name="Normal"/>
      <text:p text:style-name="P4">Make it so having more people in frame doesn’t mess up feed</text:p>
      <text:p text:style-name="Normal">MediaPipe detects most prominent person in frame. Have the user in the centre of the camera.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Segoe UI" style:font-name-asian="Calibri" style:font-name-complex="Times New Roman" fo:font-weight="normal" style:font-weight-asian="normal" style:font-weight-complex="bold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Collins</meta:initial-creator>
    <dc:creator>Richard Collins</dc:creator>
    <meta:creation-date>2022-11-13T23:23:00Z</meta:creation-date>
    <dc:date>2022-11-13T23:23:00Z</dc:date>
    <meta:template xlink:href="Normal" xlink:type="simple"/>
    <meta:editing-cycles>2</meta:editing-cycles>
    <meta:editing-duration>PT60S</meta:editing-duration>
    <meta:document-statistic meta:page-count="1" meta:paragraph-count="1" meta:word-count="95" meta:character-count="640" meta:row-count="4" meta:non-whitespace-character-count="546"/>
  </office:meta>
</office:document-meta>
</file>